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Helvetica" fo:color="#000000" fo:font-size="10pt" style:font-size-asian="10pt" style:font-size-complex="10pt" fo:background-color="#FFFFFF"/>
    </style:style>
    <style:style style:name="P5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TableColumn9" style:family="table-column">
      <style:table-column-properties style:column-width="3.4409in"/>
    </style:style>
    <style:style style:name="TableColumn10" style:family="table-column">
      <style:table-column-properties style:column-width="3.4416in"/>
    </style:style>
    <style:style style:name="Table8" style:family="table">
      <style:table-properties style:width="6.8826in" fo:margin-left="0in" table:align="left"/>
    </style:style>
    <style:style style:name="TableRow11" style:family="table-row">
      <style:table-row-properties style:min-row-height="0.1548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Row16" style:family="table-row">
      <style:table-row-properties style:min-row-height="0.1548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Row21" style:family="table-row">
      <style:table-row-properties style:min-row-height="0.1618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Row26" style:family="table-row">
      <style:table-row-properties style:min-row-height="0.1548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Row31" style:family="table-row">
      <style:table-row-properties style:min-row-height="0.1548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 style:min-row-height="0.1548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 style:min-row-height="0.2138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Row46" style:family="table-row">
      <style:table-row-properties style:min-row-height="0.1548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Row51" style:family="table-row">
      <style:table-row-properties style:min-row-height="0.1548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Row56" style:family="table-row">
      <style:table-row-properties style:min-row-height="0.1548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Row61" style:family="table-row">
      <style:table-row-properties style:min-row-height="0.154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 style:min-row-height="0.1548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Les indicateurs de suivi du projet</text:p>
      <text:p text:style-name="Normal"/>
      <text:p text:style-name="P2">Indicateurs de délais</text:p>
      <text:p text:style-name="Normal">1) Ecart de durée</text:p>
      <text:p text:style-name="Normal">Cet indicateur permet de mesurer si une tâche est plus longue à accomplir que ce qui avait été initialement prévu.</text:p>
      <text:p text:style-name="Normal">On l’obtient en calculant (durée réelle –<text:s/>durée initiale) / durée initiale.</text:p>
      <text:p text:style-name="Normal">Si le résultat est négatif, cela signifie que vous avez réussi à accomplir plus que prévu, et qu’il vous reste donc un plus de temps pour les tâches restantes.</text:p>
      <text:p text:style-name="Normal">2) Ecart de délai</text:p>
      <text:p text:style-name="Normal">Cet indicateur vous montre si votre projet est en avance ou en retard<text:s/>sur le<text:s/>temps prévu au départ.</text:p>
      <text:p text:style-name="Normal">Calcul : <text:s/>temps initialement prévu<text:s/>– temps<text:s/>actuellement utilisé</text:p>
      <text:p text:style-name="Normal">Si le résultat est négatif, cela signifie que vous avez réussi à accomplir plus que prévu, et qu’il vous reste donc un plus de temps pour les tâches restantes.</text:p>
      <text:p text:style-name="Normal">3) Taux de dépassement</text:p>
      <text:p text:style-name="Normal">Cet indicateur vous donne un pourcentage du dépassement de temps pour une tâche donnée ou pour tout le projet.</text:p>
      <text:p text:style-name="Normal">Calcul : (dépassements / durées prévus) x 100</text:p>
      <text:p text:style-name="Normal"><text:span text:style-name="T3">Indicateurs de coût</text:span></text:p>
      <text:p text:style-name="Normal">1) Coût actuel du projet</text:p>
      <text:p text:style-name="Normal">Cet indicateur vous indique combien d’argent vous avez déjà dépensé pour le projet.</text:p>
      <text:p text:style-name="Normal">2)<text:s/>Taux des coûts non planifiés</text:p>
      <text:p text:style-name="Normal">Cet indicateur permet d’indiquer le pourcentage des coûts non prévues.</text:p>
      <text:p text:style-name="Normal">Calcul :<text:s/><text:span text:style-name="T4">(Coûts non planifiés / coûts réels) x 100</text:span></text:p>
      <text:p text:style-name="P5">Indicateur d’efficacité</text:p>
      <text:p text:style-name="Normal">1) Pourcentage des tâches réalisées</text:p>
      <text:p text:style-name="Normal">Pour obtenir une rapide vue d’ensemble des performances de votre projet.</text:p>
      <text:p text:style-name="Normal">2) Heures de travail planifiées vs situation actuelle</text:p>
      <text:p text:style-name="Normal">Cet indicateur<text:s/>vous indique le nombre d’heures de travail planifiées pour le projet comparé au temps réellement passé. Vous pouvez utiliser cet<text:s/>indicateur à différents moments et sur différentes phases du projet.</text:p>
      <text:p text:style-name="Normal">Si la quantité d’heures passées dépasse largement ce qui était prévu, il est temps de réévaluer le temps planifié sur la totalité du projet.</text:p>
      <text:p text:style-name="Normal"/>
      <text:p text:style-name="P6">Les indicateurs de réussite du projet</text:p>
      <text:p text:style-name="Normal">1) Le retour sur investissement</text:p>
      <text:p text:style-name="Normal">Cet indicateur indique combien de temps sera nécessaire pour que le projet soit rentable.</text:p>
      <text:p text:style-name="Normal">Plus le délai est cours, plus le projet peut être considéré comme réussi.</text:p>
      <text:p text:style-name="Normal">2)<text:s/>Le taux de satisfaction du client</text:p>
      <text:p text:style-name="Normal">Plus le client est satisfait, plus le projet peut être considéré comme réussi.</text:p>
      <text:p text:style-name="Normal">3) La qualité des services offerts</text:p>
      <text:p text:style-name="Normal">Cet indicateur est un retour du client, c’est son ressenti sur la qualité des services offerts,</text:p>
      <text:p text:style-name="Normal">4) Ecart de coût du projet</text:p>
      <text:p text:style-name="Normal">Grâce à cet indicateur, vous mesurez si le coût effectif du projet est différent du coût prévu initialement.</text:p>
      <text:p text:style-name="Normal">Cela donne : (coût réel – coût prévisionnel) / coût prévisionnel</text:p>
      <text:p text:style-name="Normal">Si l’indicateur est faible, le projet peut être considéré comme réussi.</text:p>
      <text:p text:style-name="Normal"/>
      <text:p text:style-name="P7">Tableau récapitulatif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Indicateur</text:p>
          </table:table-cell>
          <table:table-cell table:style-name="TableCell14">
            <text:p text:style-name="P15">Objectif</text:p>
          </table:table-cell>
        </table:table-row>
        <table:table-row table:style-name="TableRow16">
          <table:table-cell table:style-name="TableCell17">
            <text:p text:style-name="P18">Ecart de durée</text:p>
          </table:table-cell>
          <table:table-cell table:style-name="TableCell19">
            <text:p text:style-name="P20">&lt;= 0</text:p>
          </table:table-cell>
        </table:table-row>
        <table:table-row table:style-name="TableRow21">
          <table:table-cell table:style-name="TableCell22">
            <text:p text:style-name="P23">Ecart de délai</text:p>
          </table:table-cell>
          <table:table-cell table:style-name="TableCell24">
            <text:p text:style-name="P25">&lt;= 0</text:p>
          </table:table-cell>
        </table:table-row>
        <table:table-row table:style-name="TableRow26">
          <table:table-cell table:style-name="TableCell27">
            <text:p text:style-name="P28">Taux de dépassement</text:p>
          </table:table-cell>
          <table:table-cell table:style-name="TableCell29">
            <text:p text:style-name="P30">0%</text:p>
          </table:table-cell>
        </table:table-row>
        <table:table-row table:style-name="TableRow31">
          <table:table-cell table:style-name="TableCell32">
            <text:p text:style-name="P33">Coût actuel du projet</text:p>
          </table:table-cell>
          <table:table-cell table:style-name="TableCell34">
            <text:p text:style-name="P35">/</text:p>
          </table:table-cell>
        </table:table-row>
        <table:table-row table:style-name="TableRow36">
          <table:table-cell table:style-name="TableCell37">
            <text:p text:style-name="P38">Taux des coûts non planifiés</text:p>
          </table:table-cell>
          <table:table-cell table:style-name="TableCell39">
            <text:p text:style-name="P40">0%</text:p>
          </table:table-cell>
        </table:table-row>
        <table:table-row table:style-name="TableRow41">
          <table:table-cell table:style-name="TableCell42">
            <text:p text:style-name="P43">Pourcentage des tâches réalisées</text:p>
          </table:table-cell>
          <table:table-cell table:style-name="TableCell44">
            <text:p text:style-name="P45">100%</text:p>
          </table:table-cell>
        </table:table-row>
        <table:table-row table:style-name="TableRow46">
          <table:table-cell table:style-name="TableCell47">
            <text:p text:style-name="P48">Heures de travail planifiées vs situation actuelle</text:p>
          </table:table-cell>
          <table:table-cell table:style-name="TableCell49">
            <text:p text:style-name="P50">/</text:p>
          </table:table-cell>
        </table:table-row>
        <table:table-row table:style-name="TableRow51">
          <table:table-cell table:style-name="TableCell52">
            <text:p text:style-name="P53">Le retour sur investissement</text:p>
          </table:table-cell>
          <table:table-cell table:style-name="TableCell54">
            <text:p text:style-name="P55">5 ans</text:p>
          </table:table-cell>
        </table:table-row>
        <table:table-row table:style-name="TableRow56">
          <table:table-cell table:style-name="TableCell57">
            <text:p text:style-name="P58">Le taux de satisfaction du client</text:p>
          </table:table-cell>
          <table:table-cell table:style-name="TableCell59">
            <text:p text:style-name="P60">100%</text:p>
          </table:table-cell>
        </table:table-row>
        <table:table-row table:style-name="TableRow61">
          <table:table-cell table:style-name="TableCell62">
            <text:p text:style-name="P63">La qualité des services offerts</text:p>
          </table:table-cell>
          <table:table-cell table:style-name="TableCell64">
            <text:p text:style-name="P65">/</text:p>
          </table:table-cell>
        </table:table-row>
        <table:table-row table:style-name="TableRow66">
          <table:table-cell table:style-name="TableCell67">
            <text:p text:style-name="P68">Ecart de coût du projet</text:p>
          </table:table-cell>
          <table:table-cell table:style-name="TableCell69">
            <text:p text:style-name="P70">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jamin53200@gmail.com</meta:initial-creator>
    <dc:creator>benjamin53200@gmail.com</dc:creator>
    <meta:creation-date>2019-02-04T09:51:00Z</meta:creation-date>
    <dc:date>2019-03-28T21:54:00Z</dc:date>
    <meta:template xlink:href="Normal.dotm" xlink:type="simple"/>
    <meta:editing-cycles>12</meta:editing-cycles>
    <meta:editing-duration>PT6780S</meta:editing-duration>
    <meta:document-statistic meta:page-count="2" meta:paragraph-count="5" meta:word-count="450" meta:character-count="2923" meta:row-count="20" meta:non-whitespace-character-count="2478"/>
  </office:meta>
</office:document-meta>
</file>